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DAC26</text:p></draw:rect><draw:rect text:anchor-type="paragraph" draw:z-index="3" draw:style-name="gr1" draw:text-style-name="P3" svg:width="3.652cm" svg:height="1.123cm" svg:x="13.425cm" svg:y="0.416cm"><text:p text:style-name="P3">18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Project Plan Document</text:p></draw:rect><draw:rect text:anchor-type="paragraph" draw:z-index="5" draw:style-name="gr1" draw:text-style-name="P3" svg:width="3.652cm" svg:height="1.123cm" svg:x="13.425cm" svg:y="0.55cm"><text:p text:style-name="P3">SE.17.P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4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Risk analysis was not helpful towards the project in places, </text:p><text:p text:style-name="P3">rather project members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DAW26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Risk analysis amended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16:15.75</dc:date>
    <meta:editing-duration>PT6H10M30S</meta:editing-duration>
    <meta:editing-cycles>22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